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881" officeooo:paragraph-rsid="00093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ing</text:h>
      <text:p text:style-name="P1"/>
      <text:p text:style-name="P1">This is the testing projec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Rietbroek</meta:initial-creator>
    <meta:creation-date>2016-09-01T22:15:03.036269263</meta:creation-date>
    <dc:date>2016-09-01T22:16:07.797344538</dc:date>
    <dc:creator>Ben Rietbroek</dc:creator>
    <meta:editing-duration>PT1M7S</meta:editing-duration>
    <meta:editing-cycles>1</meta:editing-cycles>
    <meta:document-statistic meta:table-count="0" meta:image-count="0" meta:object-count="0" meta:page-count="1" meta:paragraph-count="2" meta:word-count="6" meta:character-count="35" meta:non-whitespace-character-count="31"/>
    <meta:generator>LibreOffice/5.0.3.2$Linux_x86 LibreOffice_project/00m0$Build-2</meta:generator>
  </office:meta>
</office:document-meta>
</file>